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size-asian="8pt" style:font-size-complex="8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1"/>
        <table:table-column table:style-name="co2" table:number-columns-repeated="1023" table:default-cell-style-name="ce11"/>
        <table:table-row table:style-name="ro1">
          <table:table-cell table:style-name="ce8" office:value-type="string" calcext:value-type="string">
            <text:p>TESTS RUN AT $2015-10-01T20:32:20.637+00:00$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/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RESULTS PER FILE: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AccumulatingTests.rsc|: 1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AliasTests.rsc|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AnnotationTests.rsc|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AssignmentTests.rsc|: 5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BacktrackingTests.rsc|: 2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allTests.rsc|: 7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allTestsAux.rsc|: 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mprehensionTests.rsc|: 23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PatternTests1.rsc|: 116 tests executed; 2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PatternTests2.rsc|: 4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PatternTests3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SyntaxTests1.rsc|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SyntaxTests2.rsc|: 1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SyntaxTests3.rsc|: 2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SyntaxTests4.rsc|: 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ConcreteTerms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DataDeclarationTests.rsc|: 5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DataTypeTests.rsc|: 7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DeclarationTests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FunctionCompositionTests.rsc|: 2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InterpolationTests.rsc|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11 tests executed; 8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KeywordParameterTests.rsc|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ParsingTests.rsc|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PatternTests.rsc|: 341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PatternDescendantTests.rsc|: 2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PatternList3Tests.rsc|: 4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ProjectionTests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RangeTests.rsc|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ReducerTests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RegExpTests.rsc|: 7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SetMatchTests1.rsc|: 5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SetMatchTests2.rsc|: 1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StatementTests.rsc|: 10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SubscriptTests.rsc|: 3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TryCatchTests.rsc|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functionality/VisitTests.rsc|: 159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Booleans.rsc|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Equality.rsc|: 6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Functions.rsc|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Integers.rsc|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IO.rsc|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IsDefined.rsc|: 53 tests executed; 2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ListRelations.rsc|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Lists.rsc|: 1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Locations.rsc|: 2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Maps.rsc|: 7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Matching.rsc|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Memoization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Nodes.rsc|: 3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Overloading.rsc|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Relations.rsc|: 1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Sets.rsc|: 3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SolvedIssues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Strings.rsc|: 6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basic/Tuples.rsc|: 1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BooleanTests.rsc|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IntegerTests.rsc|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ListRelationTests.rsc|: 14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ListTests.rsc|: 24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MapTests.rsc|: 10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MathTests.rsc|: 11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NodeTests.rsc|: 5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NumberTests.rsc|: 4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RelationTests.rsc|: 5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SetTests.rsc|: 5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StringTests.rsc|: 1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TypeTests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ValueIOTests.rsc|: 4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analysis/graphs/GraphTests.rsc|: 4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analysis/statistics/RangeUtils.rsc|: 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lang/csv/CSVIOTests.rsc|: 10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library/lang/json/JSONIOTests.rsc|: 3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1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2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3.rsc|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4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5.rsc|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6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7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ImportTests8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imports/ModuleInitRange.rsc|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ABSTRACTTYPE.rsc|: 1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A1.rsc|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A2.rsc|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B1.rsc|: 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B2.rsc|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B3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PARSETREE.rsc|: 1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TYPE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UseImportBase.rsc|: 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UseImportBaseExtended.rsc|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UseExtendBase.rsc|: 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tests/extends/UseExtendBaseExtended.rsc|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basic/Ackermann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basic/Bubble.rsc|: 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basic/Factori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Calls.rsc|: 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ColoredTrees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CountConstructors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Cycles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Derivative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Lift.rsc|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StringTemplate.rsc|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Trans.rsc|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WordReplacement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WordCount/CountInLine1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WordCount/CountInLine2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WordCount/CountInLine3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common/WordCount/WordCount.rsc|: 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Dominators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Exp/Abstract/Ev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Exp/Combined/Automatic/Ev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Exp/Combined/Manual/Ev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Exp/Concrete/NoLayout/Ev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Exp/Concrete/WithLayout/Eval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Func/Test.rsc|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lang/Lisra/Test.rsc|: 2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McCabe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ReachingDefs.rsc|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Slicing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demo/Uninit.rsc|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format/Escape.rsc|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|std:///lang/rascal/format/Grammar.rsc|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Lookahead.rsc|: 3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ParserGeneratorTests.rsc|: 3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PicoGrammar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CGrammar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CharactersTests.rsc|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LiteralsTests.rsc|: 3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grammar/tests/RascalGrammar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ConcreteSyntax.rsc|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ExpressionGrammars.rsc|: 1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ImplodeTests.rsc|: 12 tests executed; 4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KnownIssues.rsc|: 2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meta/ModuleInfoTests.rsc|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PreBootstrap.rsc|: 6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SolvedIssues.rsc|: 1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ypes/tests/AbstractKindTests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ypes/tests/AbstractNameTests.rsc|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ypes/tests/UtilTests.rsc|: 8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util/PriorityQueue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util/UUID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StaticTestingUtilsTests.rsc|: 1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ccumulatingTCTests.rsc|: 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llStaticIssues.rsc|: 51 tests executed; 1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nnotationTCTests.rsc|: 7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ssignmentTCTests.rsc|: 20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allTCTests.rsc|: 21 tests executed; 1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omprehensionTCTests.rsc|: 17 tests executed; 2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DataDeclarationTCTests.rsc|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DataTypeTCTests.rsc|: 4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DeclarationTCTests.rsc|: 2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ImportTCTests.rsc|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PatternTCTests.rsc|: 66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ProjectionTCTests.rsc|: 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RegExpTCTests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ScopeTCTests.rsc|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StatementTCTests.rsc|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SubscriptTCTests.rsc|: 18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VisitTCTests.rsc|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Failed/IGNORED TESTS: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FAILED TESTS: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ConcretePatternTests1.rsc|(7590,133,&lt;169,0&gt;,&lt;172,27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ConcretePatternTests1.rsc|(7349,240,&lt;161,0&gt;,&lt;168,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ConcreteSyntaxTests3.rsc|(709,58,&lt;25,0&gt;,&lt;25,58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PatternTests.rsc|(33440,84,&lt;1477,0&gt;,&lt;1477,84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VisitTests.rsc|(9328,86,&lt;362,0&gt;,&lt;363,63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basic/IsDefined.rsc|(1940,125,&lt;92,0&gt;,&lt;96,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basic/IsDefined.rsc|(593,402,&lt;33,0&gt;,&lt;58,1&gt;): FALSE java.lang.NullPointerException; function: isDefined2(null); instruction: STOREVARDEREF 0, 0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library/lang/csv/CSVIOTests.rsc|(1892,85,&lt;65,0&gt;,&lt;65,85&gt;): FALSE "inferred types"test fails for arguments: {&lt;"","36r4",-3,false,0.563371459839693&gt;}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ImplodeTests.rsc|(2486,171,&lt;61,0&gt;,&lt;61,17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ImplodeTests.rsc|(2230,123,&lt;57,0&gt;,&lt;57,123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ImplodeTests.rsc|(1962,161,&lt;53,0&gt;,&lt;53,16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syntax/tests/ImplodeTests.rsc|(1715,118,&lt;49,0&gt;,&lt;49,118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llStaticIssues.rsc|(13282,110,&lt;353,0&gt;,&lt;354,86&gt;): FALSE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allTCTests.rsc|(471,54,&lt;15,0&gt;,&lt;15,54&gt;): FALSE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omprehensionTCTests.rsc|(2020,101,&lt;41,0&gt;,&lt;41,101&gt;): FALSE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omprehensionTCTests.rsc|(1902,101,&lt;39,0&gt;,&lt;39,101&gt;): FALSE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TEST SUMMARY: 4954 tests executed; 24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CRASHED TEST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basic/IsDefined.rsc|: java.lang.NullPointerException; function: isDefined2(null); instruction: STOREVARDEREF 0, 0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8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16">
          <table:table-cell table:style-name="ce9"/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53">
          <table:table-cell table:style-name="ce10"/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3"/>
        <table:table-row table:style-name="ro1">
          <table:table-cell table:style-name="ce4" office:value-type="string" calcext:value-type="string">
            <text:p>TESTS RUN AT $2015-09-29T19:37:26.240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4464 tests executed; 19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unsupported kind of syntax definition? syntax XYZ = "x" | "y" | "z"; at |std:///lang/rascal/tests/functionality/CallTests.rsc|(680,29,&lt;19,0&gt;,&lt;19,29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unsupported kind of syntax definition? syntax OptTestGrammar = A? a B b; at |std:///lang/rascal/tests/functionality/ConcretePatternTests1.rsc|(85,33,&lt;5,0&gt;,&lt;5,3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unsupported kind of syntax definition? layout Whitespace = [\ ]* !&gt;&gt; [\ ]; at |std:///lang/rascal/tests/functionality/ConcretePatternTests2.rsc|(84,35,&lt;4,0&gt;,&lt;4,3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unsupported kind of syntax definition? layout Whitespace = [\ \t\n]*; at |std:///lang/rascal/tests/functionality/ConcreteSyntaxTests1.rsc|(84,30,&lt;5,0&gt;,&lt;5,30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sym2symbol, missed a case Progra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unsupported kind of syntax definition? syntax A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= nil: 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a: <text:s text:c="2"/>[a]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aas: [a][a]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; at |std:///lang/rascal/tests/functionality/ConcreteSyntaxTests3.rsc|(84,65,&lt;5,0&gt;,&lt;9,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sym2symbol, missed a case Statement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unsupported kind of syntax definition? layout Whitespace = [\ ]*; at |std:///lang/rascal/tests/functionality/ConcreteTerms.rsc|(77,26,&lt;5,0&gt;,&lt;5,26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unsupported kind of syntax definition? start syntax A = "a"; at |std:///lang/rascal/tests/functionality/ParsingTests.rsc|(87,21,&lt;6,0&gt;,&lt;6,21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unsupported kind of syntax definition? syntax A = a: "a"; at |std:///lang/rascal/tests/basic/Matching.rsc|(88,18,&lt;7,0&gt;,&lt;7,18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{error("Cannot access fields on type list[tuple[int n, str type]]",|std:///lang/rascal/tests/basic/Tuples.rsc|(1444,4,&lt;41,66&gt;,&lt;41,70&gt;)),error("Type list[tuple[int n, str type]] does not allow fields",|std:///lang/rascal/tests/basic/Tuples.rsc|(1529,5,&lt;43,66&gt;,&lt;43,71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unsupported kind of syntax definition? syntax S = "b"; at |std:///lang/rascal/tests/extends/UseExtendBase.rsc|(96,15,&lt;5,0&gt;,&lt;5,1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unsupported kind of syntax definition? syntax S = "c"; at |std:///lang/rascal/tests/extends/UseExtendBaseExtended.rsc|(60,15,&lt;3,0&gt;,&lt;3,1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sym2symbol, missed a case Ex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sym2symbol, missed a case Ex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sym2symbol, missed a case StringCo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unsupported kind of syntax definition? syntax A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= a:"a"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b:"b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left two: A lhs A rhs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; at |std:///lang/rascal/syntax/tests/ConcreteSyntax.rsc|(83,61,&lt;6,0&gt;,&lt;10,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unsupported kind of syntax definition? lexical Id = [a-z] !&lt;&lt; [a-z]+ !&gt;&gt; [a-z]; at |std:///lang/rascal/syntax/tests/ExpressionGrammars.rsc|(360,40,&lt;12,0&gt;,&lt;12,40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sym2symbol, missed a case Modu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sym2symbol, missed a case Express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sym2symbol, missed a case QualifiedNam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sym2symbol, missed a case Assign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 table:number-rows-repeated="28">
          <table:table-cell table:style-name="ce2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7:21:03.4832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01T22:56:24.685571000</dc:date>
    <meta:editing-duration>P81DT6H21M31S</meta:editing-duration>
    <meta:editing-cycles>251</meta:editing-cycles>
    <meta:generator>LibreOffice/5.0.1.2$MacOSX_X86_64 LibreOffice_project/81898c9f5c0d43f3473ba111d7b351050be20261</meta:generator>
    <meta:document-statistic meta:table-count="4" meta:cell-count="466" meta:object-count="0"/>
  </office:meta>
</office:document-meta>
</file>